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nts </text:p>
      <text:p text:style-name="P2">Scottish Lion Wrought Iron</text:p>
      <text:p text:style-name="P1"/>
      <text:p text:style-name="P1">#1 - <text:span text:style-name="T1">Header – Brand </text:span>IM Fell English SC 36pt, 48 px, 3em, 300% <text:s text:c="3"/>#000000 </text:p>
      <text:p text:style-name="P1"><text:tab/></text:p>
      <text:p text:style-name="P1">#2 <text:s/>- H<text:span text:style-name="T1">eadlines</text:span> IM Fell English SC for Headlines 24 pt, 32 px #000000</text:p>
      <text:p text:style-name="P1"><text:tab/></text:p>
      <text:p text:style-name="P1">#3 – <text:span text:style-name="T1">Navigation Menu </text:span>IM Fell English SC 14pt, 19 px, 1.2em,120% <text:s text:c="3"/>#000000</text:p>
      <text:p text:style-name="P1"/>
      <text:p text:style-name="P1">#4 - <text:span text:style-name="T1">Terms M -</text:span> IM Fell English SC 21pt, 28px. #000000</text:p>
      <text:p text:style-name="P1"><text:tab/> </text:p>
      <text:p text:style-name="P1">#5 – <text:span text:style-name="T1">Footer –</text:span><text:span text:style-name="T2"> IM Fell English SC <text:s/>16 pt, 22px, 1.4 em. 100% medium #000000</text:span></text:p>
      <text:p text:style-name="P3"/>
      <text:p text:style-name="P1"><text:span text:style-name="T2">#6 – </text:span><text:span text:style-name="T1">Footer small </text:span><text:span text:style-name="T2">– IM Fell English SC 11 pt, 15 px, .95 em 95% #000000</text:span></text:p>
      <text:p text:style-name="P3"/>
      <text:p text:style-name="P1"><text:span text:style-name="T2"># 7 <text:s/></text:span><text:span text:style-name="T1">Paragraphs</text:span><text:span text:style-name="T2"> - Roboto Light 14 pt, 19 px, 1.2 em., 120% #000000</text:span></text:p>
      <text:p text:style-name="P3"/>
      <text:p text:style-name="P1"><text:span text:style-name="T2">#8 </text:span><text:span text:style-name="T1">Links</text:span><text:span text:style-name="T2"> – Roboto Light 14 pt., 19 px, 1.2 em. 120% #1120FD2</text:span></text:p>
      <text:p text:style-name="P3"/>
      <text:p text:style-name="P1"><text:span text:style-name="T2">#9 – </text:span><text:span text:style-name="T1">ORDER</text:span><text:span text:style-name="T2"> Roboto Medium 14 pt, 19 px, 1.2 em 120% #000000</text:span></text:p>
      <text:p text:style-name="P3"/>
      <text:p text:style-name="P1"><text:span text:style-name="T2">#10 </text:span><text:span text:style-name="T1">Index Link</text:span><text:span text:style-name="T2">s – Roboto Medium 21 pt., 28 px. #230FD2</text:span></text:p>
      <text:p text:style-name="P3"/>
      <text:p text:style-name="P1"><text:span text:style-name="T2">#11 </text:span><text:span text:style-name="T1">Quotes </text:span><text:span text:style-name="T2">– Roboto Light Italic 14 pt, 19 px 1.2 em 120% # 000000</text:span></text:p>
      <text:p text:style-name="P3"/>
      <text:p text:style-name="P1"><text:span text:style-name="T2">#12 </text:span><text:span text:style-name="T1">Captions</text:span><text:span text:style-name="T2"> – Roboto Light Italic 11 pt, 15 px, .95em 95% #000000</text:span></text:p>
      <text:p text:style-name="P3"/>
      <text:p text:style-name="P1"><text:span text:style-name="T2">#13 </text:span><text:span text:style-name="T1">Address</text:span><text:span text:style-name="T2"> – Roboto Regular 21 pt, 28 px, #000000</text:span></text:p>
      <text:p text:style-name="P3"/>
      <text:p text:style-name="P1"><text:span text:style-name="T2">#14 </text:span><text:span text:style-name="T1">ITEM NAME</text:span><text:span text:style-name="T2"> – Roboto Regular 18 pt, 24 px., 2 em, 200% xx large #000000</text:span></text:p>
      <text:p text:style-name="P3"/>
      <text:p text:style-name="P1"><text:span text:style-name="T2">#15 </text:span><text:span text:style-name="T1">Paragraph M </text:span><text:span text:style-name="T2">- Roboto Regular 12 pt, 16 px, 1em 100% #000000</text:span></text:p>
      <text:p text:style-name="P3"/>
      <text:p text:style-name="P1"><text:span text:style-name="T2">#16 </text:span><text:span text:style-name="T1">CREDIT</text:span><text:span text:style-name="T2"> <text:s/>- Andulus 14 pt, 19 px, 1.2 em, 120% #000000</text:span></text:p>
      <text:p text:style-name="P3"/>
      <text:p text:style-name="P1"><text:span text:style-name="T2">#17 </text:span><text:span text:style-name="T1">Red Words</text:span><text:span text:style-name="T2"> - Roboto Bold 14 pt, 19 px, 1.2em, 120% #700707</text:span></text:p>
      <text:p text:style-name="P3"/>
      <text:p text:style-name="P1"><text:span text:style-name="T2">#18 </text:span><text:span text:style-name="T1">Village Weaver link </text:span><text:span text:style-name="T2">– Italianno 12 pt, 16 px, 1 em, 100% # 230FD2</text:span></text:p>
      <text:p text:style-name="P3"/>
      <text:p text:style-name="P3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e Herbert</meta:initial-creator>
    <meta:creation-date>2018-09-12T12:13:18.34</meta:creation-date>
    <dc:date>2018-09-21T21:29:22.17</dc:date>
    <dc:creator>Normand Bosse</dc:creator>
    <meta:editing-duration>P1DT13H52M35S</meta:editing-duration>
    <meta:editing-cycles>8</meta:editing-cycles>
    <meta:generator>OpenOffice/4.1.3$Win32 OpenOffice.org_project/413m1$Build-9783</meta:generator>
    <meta:document-statistic meta:table-count="0" meta:image-count="0" meta:object-count="0" meta:page-count="2" meta:paragraph-count="23" meta:word-count="250" meta:character-count="1192"/>
  </office:meta>
</office:document-meta>
</file>